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早く・・・早くぅ・・・う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・・・ほんとに、だ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ぉ、おしっこ・・・もれちゃ、う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から・・・出して・・・はや、く・・・ぅう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作業開始から10分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ま・・・まだ・・・なの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しないと、ほ、ほんとに・・・でちゃうのに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急いで・・・お願い・・・早く・・・おねがいい・・・
どう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ぅぅ～～～・・・っ！！（もじ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作業開始から20分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ぁぅ・・・ぁう・・・ぁぅ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、て・・・こん・・・なに・・・時間が・・・か、か、
かかって・・・いるの、ぉ・・・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ちゃう・・・でちゃう・・・でちゃう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っ、ううぅっ、ぅあ・・・んん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ぅ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だめ、だめ・・・だめぇ・・・まだ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、がまん・・・しなくちゃ・・・ガマン・・・我、慢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ぎゅうううぅぅぅぅっ！！　くねくねくね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・・・ぁ・・・ん・・・ふ・・・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・・・で・・・あけて・・・くれな、い・・・の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あっ！！　だめぇっ！！　たすけてっ！
もぅ、がまんできなぃの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すぐあけてぇっ！！　でちゃうっ！！！
もう出ちゃ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っ！！　あああ・・・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限界・・・な、の・・・ぉ・・・もぅ・・・無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ぅぅぅ～～～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・・・ぜんぶ・・・でちゃう・・・っ！！
あ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す・・・っ////</text:p>
          </table:table-cell>
          <table:table-cell table:style-name="ce0" office:value-type="string">
            <text:p>Chat (wet) - A Hime</text:p>
          </table:table-cell>
          <table:table-cell table:style-name="ce0"/>
          <table:table-cell table:style-name="ce0" office:value-type="string">
            <text:p>*sob*... ////</text:p>
          </table:table-cell>
          <table:table-cell table:number-columns-repeated="1020"/>
        </table:table-row>
        <table:table-row>
          <table:table-cell table:style-name="ce0" office:value-type="string">
            <text:p>救助班
「・・・ではなさそう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みないで・・・ください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作業ありがとうございました。　とりあえず、
　タオルか何かを持ってきてもらえません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救出班
「そ、そうですね。　ちょっと待っていて
　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・・・すみません・・・うぅ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床・・・きれいにし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9+02:00</meta:creation-date>
    <dc:date>2020-04-22T20:47:5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